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OperatorTok">%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KeywordTok">if</text:span>/<text:span text:style-name="KeywordTok">else</text:span>/<text:span text:style-name="KeywordTok">switch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run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50Z</meta:creation-date>
    <dc:date>2023-01-11T17:00:50Z</dc:date>
    <meta:user-defined meta:name="date" meta:value-type="string">January  11, 2023 (12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